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71368" calcext:value-type="float">
            <text:p>66.5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82976" calcext:value-type="float">
            <text:p>66.4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68448" calcext:value-type="float">
            <text:p>66.0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3712" calcext:value-type="float">
            <text:p>65.5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292" calcext:value-type="float">
            <text:p>65.2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8576" calcext:value-type="float">
            <text:p>65.5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5152" calcext:value-type="float">
            <text:p>65.6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5752" calcext:value-type="float">
            <text:p>66.5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0912" calcext:value-type="float">
            <text:p>65.9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9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1112" calcext:value-type="float">
            <text:p>63.7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656" calcext:value-type="float">
            <text:p>63.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5248" calcext:value-type="float">
            <text:p>63.3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6944" calcext:value-type="float">
            <text:p>62.4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4106</text:p>
          </table:table-cell>
          <table:table-cell office:value-type="string" calcext:value-type="string">
            <text:p>Barwise Quad</text:p>
          </table:table-cell>
          <table:table-cell office:value-type="string" calcext:value-type="string">
            <text:p>197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